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background-color="#f5f5f5">
        <style:background-image/>
      </style:table-row-properties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2"/>
    <style:style style:name="P3" style:family="paragraph" style:parent-style-name="Table_20_Contents">
      <style:text-properties officeooo:rsid="00047238" officeooo:paragraph-rsid="00047238"/>
    </style:style>
    <style:style style:name="P4" style:family="paragraph" style:parent-style-name="Table_20_Contents">
      <style:paragraph-properties fo:line-height="115%"/>
      <style:text-properties officeooo:rsid="00047238" officeooo:paragraph-rsid="00047238"/>
    </style:style>
    <style:style style:name="P5" style:family="paragraph" style:parent-style-name="Table_20_Contents">
      <style:paragraph-properties fo:line-height="115%"/>
    </style:style>
    <style:style style:name="P6" style:family="paragraph" style:parent-style-name="Table_20_Contents">
      <style:paragraph-properties fo:line-height="115%"/>
      <style:text-properties officeooo:paragraph-rsid="00047238"/>
    </style:style>
    <style:style style:name="P7" style:family="paragraph" style:parent-style-name="Table_20_Contents">
      <style:paragraph-properties fo:margin-top="0cm" fo:margin-bottom="0.499cm" loext:contextual-spacing="false"/>
    </style:style>
    <style:style style:name="P8" style:family="paragraph" style:parent-style-name="Table_20_Contents" style:list-style-name="L1">
      <style:paragraph-properties fo:margin-top="0cm" fo:margin-bottom="0.499cm" loext:contextual-spacing="false"/>
    </style:style>
    <style:style style:name="P9" style:family="paragraph" style:parent-style-name="Table_20_Contents" style:list-style-name="L2">
      <style:paragraph-properties fo:margin-top="0cm" fo:margin-bottom="0.499cm" loext:contextual-spacing="false"/>
    </style:style>
    <style:style style:name="T1" style:family="text">
      <style:text-properties officeooo:rsid="00047238"/>
    </style:style>
    <style:style style:name="T2" style:family="text">
      <style:text-properties officeooo:rsid="00062aa3"/>
    </style:style>
    <style:style style:name="T3" style:family="text">
      <style:text-properties officeooo:rsid="00063ccf"/>
    </style:style>
    <style:style style:name="T4" style:family="text">
      <style:text-properties officeooo:rsid="00079c5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De : Solene</text:p>
            <text:p text:style-name="P3"/>
            <text:p text:style-name="P3">A : Sarah</text:p>
            <text:p text:style-name="P3"/>
            <text:p text:style-name="P3">CC : Loïc</text:p>
            <text:p text:style-name="P3"/>
            <text:p text:style-name="P3">Objet : RE - Intégration maquette Reservia</text:p>
            <text:p text:style-name="P3"/>
          </table:table-cell>
        </table:table-row>
        <table:table-row>
          <table:table-cell table:style-name="Tableau1.A2" office:value-type="string">
            <text:p text:style-name="Table_20_Contents"/>
            <text:p text:style-name="P4">Bonjour tout le monde !</text:p>
            <text:p text:style-name="P4"/>
            <text:p text:style-name="P6"><text:span text:style-name="T1">J’ai finalisé l’intégration </text:span><text:span text:style-name="T4">du site Reservia</text:span><text:span text:style-name="T1">, j’ai fais au mieux en suivant </text:span><text:span text:style-name="T4">la</text:span><text:span text:style-name="T1"> maquette </text:span><text:span text:style-name="T4">de Loïc</text:span><text:span text:style-name="T1">. Toutes vos informations étaient très claires. Merci Sarah pour tes précisions.</text:span></text:p>
            <text:p text:style-name="P4">Voici le lien vers le repo GitHub :</text:p>
            <text:p text:style-name="P4"><text:a xlink:type="simple" xlink:href="https://github.com/ginsengweb/solenebonnardot_2_30062021.git" text:style-name="Internet_20_link" text:visited-style-name="Visited_20_Internet_20_Link">https://github.com/ginsengweb/solenebonnardot_2_30062021.git</text:a></text:p>
            <text:p text:style-name="P4">Et le lien vers le site en ligne sur GitHub Pages :</text:p>
            <text:p text:style-name="P4"><text:a xlink:type="simple" xlink:href="https://ginsengweb.github.io/solenebonnardot_2_30062021/" text:style-name="Internet_20_link" text:visited-style-name="Visited_20_Internet_20_Link">https://ginsengweb.github.io/solenebonnardot_2_30062021/</text:a></text:p>
            <text:p text:style-name="P4"/>
            <text:p text:style-name="P4">Je vous donne une date pour faire une visioconférence, je pou<text:span text:style-name="T2">r</text:span>rai vous expliquer certains de mes choix techniques et vous pourrez me demander toutes les précisions dont vous avez besoin, <text:span text:style-name="T3">ainsi que les choses à modifier en vue de la livraison du site</text:span>.</text:p>
            <text:p text:style-name="P4"/>
            <text:p text:style-name="P4">Bonne journée !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30T14:32:42.102000000</meta:creation-date>
    <dc:date>2021-07-30T14:49:17.285000000</dc:date>
    <meta:editing-duration>PT16M36S</meta:editing-duration>
    <meta:editing-cycles>4</meta:editing-cycles>
    <meta:generator>LibreOffice/6.4.2.2$Windows_x86 LibreOffice_project/4e471d8c02c9c90f512f7f9ead8875b57fcb1ec3</meta:generator>
    <meta:document-statistic meta:table-count="1" meta:image-count="0" meta:object-count="0" meta:page-count="1" meta:paragraph-count="12" meta:word-count="116" meta:character-count="736" meta:non-whitespace-character-count="632"/>
  </office:meta>
</office:document-meta>
</file>